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50cb" officeooo:paragraph-rsid="000250cb"/>
    </style:style>
    <style:style style:name="P2" style:family="paragraph" style:parent-style-name="Standard">
      <style:text-properties fo:font-weight="bold" officeooo:rsid="000250cb" officeooo:paragraph-rsid="000250cb" style:font-weight-asian="bold" style:font-weight-complex="bold"/>
    </style:style>
    <style:style style:name="P3" style:family="paragraph" style:parent-style-name="Standard">
      <style:text-properties fo:font-style="italic" officeooo:rsid="000250cb" officeooo:paragraph-rsid="000250cb" style:font-style-asian="italic" style:font-style-complex="italic"/>
    </style:style>
    <style:style style:name="P4" style:family="paragraph" style:parent-style-name="Standard">
      <style:text-properties officeooo:rsid="000250cb" officeooo:paragraph-rsid="000250cb"/>
    </style:style>
    <style:style style:name="P5" style:family="paragraph" style:parent-style-name="Standard">
      <style:text-properties fo:font-weight="bold" officeooo:rsid="000250cb" officeooo:paragraph-rsid="000250cb" style:font-weight-asian="bold" style:font-weight-complex="bold"/>
    </style:style>
    <style:style style:name="P6" style:family="paragraph" style:parent-style-name="Standard">
      <style:text-properties fo:font-weight="bold" officeooo:rsid="00057d75" officeooo:paragraph-rsid="00057d75" style:font-weight-asian="bold" style:font-weight-complex="bold"/>
    </style:style>
    <style:style style:name="P7" style:family="paragraph" style:parent-style-name="Standard">
      <style:text-properties officeooo:rsid="00057d75" officeooo:paragraph-rsid="00057d75"/>
    </style:style>
    <style:style style:name="P8" style:family="paragraph" style:parent-style-name="Standard">
      <style:text-properties officeooo:paragraph-rsid="00057d75"/>
    </style:style>
    <style:style style:name="P9" style:family="paragraph" style:parent-style-name="Standard">
      <style:text-properties officeooo:rsid="000593be" officeooo:paragraph-rsid="000593be"/>
    </style:style>
    <style:style style:name="T1" style:family="text">
      <style:text-properties officeooo:rsid="00057d75"/>
    </style:style>
    <style:style style:name="T2" style:family="text">
      <style:text-properties officeooo:rsid="000250c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7d75" style:font-weight-asian="normal" style:font-weight-complex="normal"/>
    </style:style>
    <style:style style:name="T5" style:family="text">
      <style:text-properties fo:font-weight="normal" officeooo:rsid="000250cb" style:font-weight-asian="normal" style:font-weight-complex="normal"/>
    </style:style>
    <style:style style:name="T6" style:family="text">
      <style:text-properties officeooo:rsid="000593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nke de Par Blog</text:p>
      <text:p text:style-name="P3">Gegevens verzameling / database ontwerp</text:p>
      <text:p text:style-name="P1">Tjitze de Boer</text:p>
      <text:p text:style-name="P1"/>
      <text:p text:style-name="P6">User</text:p>
      <text:p text:style-name="P8"><text:span text:style-name="T5">Id: </text:span><text:span text:style-name="T4">int(11) auto_increment</text:span></text:p>
      <text:p text:style-name="P7"><text:span text:style-name="T3">Username: varchar(100)</text:span></text:p>
      <text:p text:style-name="P7"><text:span text:style-name="T3">Password: varchar(255)</text:span></text:p>
      <text:p text:style-name="P7"><text:span text:style-name="T3">Email: varchar(100)</text:span></text:p>
      <text:p text:style-name="P1"/>
      <text:p text:style-name="P6">Blogposts</text:p>
      <text:p text:style-name="P8"><text:span text:style-name="T2">Id: </text:span><text:span text:style-name="T1">int(</text:span><text:span text:style-name="T6">11</text:span><text:span text:style-name="T1">) auto_increment</text:span></text:p>
      <text:p text:style-name="P1">Title: <text:span text:style-name="T6">varchar(100)</text:span></text:p>
      <text:p text:style-name="P1">Content: <text:span text:style-name="T6">varchar(5000)</text:span></text:p>
      <text:p text:style-name="P9">Day: varchar(10)</text:p>
      <text:p text:style-name="P9">Year: year(4)</text:p>
      <text:p text:style-name="P9">Month: varchar(50)</text:p>
      <text:p text:style-name="P1"/>
      <text:p text:style-name="P1"/>
      <text:p text:style-name="P2">Wenken</text:p>
      <text:p text:style-name="P1">Id: <text:span text:style-name="T1">int(255) auto_increment</text:span></text:p>
      <text:p text:style-name="P7">Wenk: varchar(25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1T13:25:46.472000000</meta:creation-date>
    <dc:date>2022-01-28T12:49:44.184000000</dc:date>
    <meta:editing-duration>PT34M20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8" meta:word-count="42" meta:character-count="337" meta:non-whitespace-character-count="313"/>
  </office:meta>
</office:document-meta>
</file>